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officeooo:rsid="001e6e50" officeooo:paragraph-rsid="001e6e50"/>
    </style:style>
    <style:style style:name="P2" style:family="paragraph" style:parent-style-name="Text_20_body">
      <style:text-properties officeooo:paragraph-rsid="001e6e50"/>
    </style:style>
    <style:style style:name="P3" style:family="paragraph" style:parent-style-name="Text_20_body">
      <style:text-properties fo:font-style="italic" officeooo:paragraph-rsid="001e6e50" style:font-style-asian="italic" style:font-style-complex="italic"/>
    </style:style>
    <style:style style:name="P4" style:family="paragraph" style:parent-style-name="Text_20_body">
      <style:text-properties fo:font-style="normal" officeooo:paragraph-rsid="001e6e50" style:font-style-asian="normal" style:font-style-complex="normal"/>
    </style:style>
    <style:style style:name="P5" style:family="paragraph" style:parent-style-name="Title">
      <style:text-properties officeooo:rsid="001e6e50" officeooo:paragraph-rsid="001e6e50"/>
    </style:style>
    <style:style style:name="T1" style:family="text">
      <style:text-properties officeooo:rsid="001e6e5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Non-Blocking I/O</text:p>
      <text:h text:style-name="P1" text:outline-level="1">Buffers</text:h>
      <text:p text:style-name="P2">All I/O is buffered <text:span text:style-name="T1">(a protected byte array field named buf)</text:span></text:p>
      <text:h text:style-name="Heading_20_3" text:outline-level="3">position</text:h>
      <text:p text:style-name="P2">The next location in the buffer that will be read from or written to. This starts counting at 0 and has a maximum value equal to the size of the buffer. It can be set or gotten with these two methods:</text:p>
      <text:p text:style-name="P3">public final int position()</text:p>
      <text:p text:style-name="P3">public final Buffer position(int newPosition)</text:p>
      <text:h text:style-name="Heading_20_3" text:outline-level="3">capacity</text:h>
      <text:p text:style-name="P2">The maximum number of elements the buffer can hold. This is set when the buffer is created and cannot be changed thereafter. It can be read with this method:</text:p>
      <text:p text:style-name="P3">public final int capacity()</text:p>
      <text:h text:style-name="Heading_20_3" text:outline-level="3">limit</text:h>
      <text:p text:style-name="P2">The end of accessible data in the buffer. You cannot write or read at or past this point without changing the limit, even if the buffer has more capacity. It is set and gotten with these two methods:</text:p>
      <text:p text:style-name="P3">public final int limit()</text:p>
      <text:p text:style-name="P3">public final Buffer limit(int newLimit)</text:p>
      <text:h text:style-name="Heading_20_3" text:outline-level="3">mark</text:h>
      <text:p text:style-name="P4">A client-specified index in the buffer. It is set at the current position by invoking the mark() method. The current position is set to the marked position by invoking reset() :</text:p>
      <text:p text:style-name="P3">public final Buffer mark()</text:p>
      <text:p text:style-name="P3">public final Buffer reset()</text:p>
      <text:p text:style-name="P4">If the position is set below an existing mark, the mark is discarde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6-09T00:25:37.161313261</meta:creation-date>
    <dc:date>2023-06-09T02:01:42.998673017</dc:date>
    <meta:editing-duration>PT1H15M45S</meta:editing-duration>
    <meta:editing-cycles>1</meta:editing-cycles>
    <meta:document-statistic meta:table-count="0" meta:image-count="0" meta:object-count="0" meta:page-count="1" meta:paragraph-count="19" meta:word-count="200" meta:character-count="1125" meta:non-whitespace-character-count="944"/>
    <meta:generator>LibreOffice/6.0.7.3$Linux_X86_64 LibreOffice_project/00m0$Build-3</meta:generator>
  </office:meta>
</office:document-meta>
</file>